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t for Co~=0.5 (theory)</text:p>
          </table:table-cell>
          <table:table-cell office:value-type="string" calcext:value-type="string">
            <text:p>Co for dt=1</text:p>
          </table:table-cell>
          <table:table-cell table:number-columns-repeated="2"/>
          <table:table-cell office:value-type="string" calcext:value-type="string">
            <text:p>dt for Co~=0.5 (calc'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tf</text:p>
          </table:table-cell>
          <table:table-cell office:value-type="string" calcext:value-type="string">
            <text:p>slantedCell</text:p>
          </table:table-cell>
          <table:table-cell office:value-type="string" calcext:value-type="string">
            <text:p>cutCell</text:p>
          </table:table-cell>
          <table:table-cell office:value-type="string" calcext:value-type="string">
            <text:p>btf</text:p>
          </table:table-cell>
          <table:table-cell office:value-type="string" calcext:value-type="string">
            <text:p>slantedCell</text:p>
          </table:table-cell>
          <table:table-cell office:value-type="string" calcext:value-type="string">
            <text:p>cutCell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FLOOR([.A3]/10*0.5)" office:value-type="float" office:value="250" calcext:value-type="float">
            <text:p>250</text:p>
          </table:table-cell>
          <table:table-cell table:formula="of:=0.0183439/8" office:value-type="float" office:value="0.0022929875" calcext:value-type="float">
            <text:p>0.0022929875</text:p>
          </table:table-cell>
          <table:table-cell table:formula="of:=0.0538269/8" office:value-type="float" office:value="0.0067283625" calcext:value-type="float">
            <text:p>0.0067283625</text:p>
          </table:table-cell>
          <table:table-cell table:formula="of:=0.0572633/8" office:value-type="float" office:value="0.0071579125" calcext:value-type="float">
            <text:p>0.0071579125</text:p>
          </table:table-cell>
          <table:table-cell table:formula="of:=0.5/[.C3]" office:value-type="float" office:value="218.05613855287" calcext:value-type="float">
            <text:p>218.0561385529</text:p>
          </table:table-cell>
          <table:table-cell table:formula="of:=0.5/[.D3]" office:value-type="float" office:value="74.3122862360641" calcext:value-type="float">
            <text:p>74.3122862361</text:p>
          </table:table-cell>
          <table:table-cell table:formula="of:=0.5/[.E3]" office:value-type="float" office:value="69.8527678286093" calcext:value-type="float">
            <text:p>69.8527678286</text:p>
          </table:table-cell>
          <table:table-cell table:formula="of:=MIN([.F3];[.G3];[.H3])" office:value-type="float" office:value="69.8527678286093" calcext:value-type="float">
            <text:p>69.8527678286</text:p>
          </table:table-cell>
          <table:table-cell table:formula="of:=[.J4]*[.A3]/[.A4]" office:value-type="float" office:value="2.76244238581099" calcext:value-type="float">
            <text:p>2.762442385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FLOOR([.A4]/10*0.5)" office:value-type="float" office:value="125" calcext:value-type="float">
            <text:p>125</text:p>
          </table:table-cell>
          <table:table-cell table:formula="of:=0.0196444/4" office:value-type="float" office:value="0.0049111" calcext:value-type="float">
            <text:p>0.0049111</text:p>
          </table:table-cell>
          <table:table-cell table:formula="of:=0.0983871/4" office:value-type="float" office:value="0.024596775" calcext:value-type="float">
            <text:p>0.024596775</text:p>
          </table:table-cell>
          <table:table-cell table:formula="of:=0.287034/4" office:value-type="float" office:value="0.0717585" calcext:value-type="float">
            <text:p>0.0717585</text:p>
          </table:table-cell>
          <table:table-cell table:formula="of:=0.5/[.C4]" office:value-type="float" office:value="101.810185090917" calcext:value-type="float">
            <text:p>101.8101850909</text:p>
          </table:table-cell>
          <table:table-cell table:formula="of:=0.5/[.D4]" office:value-type="float" office:value="20.3278681859715" calcext:value-type="float">
            <text:p>20.327868186</text:p>
          </table:table-cell>
          <table:table-cell table:formula="of:=0.5/[.E4]" office:value-type="float" office:value="6.96781565946891" calcext:value-type="float">
            <text:p>6.9678156595</text:p>
          </table:table-cell>
          <table:table-cell table:formula="of:=MIN([.F4];[.G4];[.H4])" office:value-type="float" office:value="6.96781565946891" calcext:value-type="float">
            <text:p>6.9678156595</text:p>
          </table:table-cell>
          <table:table-cell table:formula="of:=[.J5]*[.A4]/[.A5]" office:value-type="float" office:value="1.3812211929055" calcext:value-type="float">
            <text:p>1.38122119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FLOOR([.A5]/10*0.5)" office:value-type="float" office:value="100" calcext:value-type="float">
            <text:p>100</text:p>
          </table:table-cell>
          <table:table-cell table:formula="of:=0.0125635/2" office:value-type="float" office:value="0.00628175" calcext:value-type="float">
            <text:p>0.00628175</text:p>
          </table:table-cell>
          <table:table-cell table:formula="of:=0.0859586/2" office:value-type="float" office:value="0.0429793" calcext:value-type="float">
            <text:p>0.0429793</text:p>
          </table:table-cell>
          <table:table-cell table:formula="of:=0.458942/2" office:value-type="float" office:value="0.229471" calcext:value-type="float">
            <text:p>0.229471</text:p>
          </table:table-cell>
          <table:table-cell table:formula="of:=0.5/[.C5]" office:value-type="float" office:value="79.5956540772874" calcext:value-type="float">
            <text:p>79.5956540773</text:p>
          </table:table-cell>
          <table:table-cell table:formula="of:=0.5/[.D5]" office:value-type="float" office:value="11.6335072930457" calcext:value-type="float">
            <text:p>11.633507293</text:p>
          </table:table-cell>
          <table:table-cell table:formula="of:=0.5/[.E5]" office:value-type="float" office:value="2.17892456998924" calcext:value-type="float">
            <text:p>2.17892457</text:p>
          </table:table-cell>
          <table:table-cell table:formula="of:=MIN([.F5];[.G5];[.H5])" office:value-type="float" office:value="2.17892456998924" calcext:value-type="float">
            <text:p>2.17892457</text:p>
          </table:table-cell>
          <table:table-cell table:formula="of:=[.J6]*[.A5]/[.A6]" office:value-type="float" office:value="1.1049769543244" calcext:value-type="float">
            <text:p>1.104976954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FLOOR([.A6]/10*0.5)" office:value-type="float" office:value="62" calcext:value-type="float">
            <text:p>62</text:p>
          </table:table-cell>
          <table:table-cell office:value-type="float" office:value="0.010329" calcext:value-type="float">
            <text:p>0.010329</text:p>
          </table:table-cell>
          <table:table-cell office:value-type="float" office:value="0.0699232" calcext:value-type="float">
            <text:p>0.0699232</text:p>
          </table:table-cell>
          <table:table-cell table:formula="of:=0.523573" office:value-type="float" office:value="0.523573" calcext:value-type="float">
            <text:p>0.523573</text:p>
          </table:table-cell>
          <table:table-cell table:formula="of:=0.5/[.C6]" office:value-type="float" office:value="48.4073966502082" calcext:value-type="float">
            <text:p>48.4073966502</text:p>
          </table:table-cell>
          <table:table-cell table:formula="of:=0.5/[.D6]" office:value-type="float" office:value="7.15070248501213" calcext:value-type="float">
            <text:p>7.150702485</text:p>
          </table:table-cell>
          <table:table-cell table:formula="of:=0.5/[.E6]" office:value-type="float" office:value="0.954976669919954" calcext:value-type="float">
            <text:p>0.9549766699</text:p>
          </table:table-cell>
          <table:table-cell table:formula="of:=MIN([.F6];[.G6];[.H6])" office:value-type="float" office:value="0.954976669919954" calcext:value-type="float">
            <text:p>0.9549766699</text:p>
          </table:table-cell>
          <table:table-cell table:formula="of:=[.J7]*[.A6]/[.A7]" office:value-type="float" office:value="0.690610596452748" calcext:value-type="float">
            <text:p>0.69061059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[.A7]/10*0.5)" office:value-type="float" office:value="50" calcext:value-type="float">
            <text:p>50</text:p>
          </table:table-cell>
          <table:table-cell office:value-type="float" office:value="0.0129978" calcext:value-type="float">
            <text:p>0.0129978</text:p>
          </table:table-cell>
          <table:table-cell office:value-type="float" office:value="0.0945689" calcext:value-type="float">
            <text:p>0.0945689</text:p>
          </table:table-cell>
          <table:table-cell table:formula="of:=0.244307" office:value-type="float" office:value="0.244307" calcext:value-type="float">
            <text:p>0.244307</text:p>
          </table:table-cell>
          <table:table-cell table:formula="of:=0.5/[.C7]" office:value-type="float" office:value="38.4680484389666" calcext:value-type="float">
            <text:p>38.468048439</text:p>
          </table:table-cell>
          <table:table-cell table:formula="of:=0.5/[.D7]" office:value-type="float" office:value="5.28715042683165" calcext:value-type="float">
            <text:p>5.2871504268</text:p>
          </table:table-cell>
          <table:table-cell table:formula="of:=0.5/[.E7]" office:value-type="float" office:value="2.04660529579586" calcext:value-type="float">
            <text:p>2.0466052958</text:p>
          </table:table-cell>
          <table:table-cell table:formula="of:=MIN([.F7];[.G7];[.H7])" office:value-type="float" office:value="2.04660529579586" calcext:value-type="float">
            <text:p>2.0466052958</text:p>
          </table:table-cell>
          <table:table-cell table:formula="of:=[.J8]*[.A7]/[.A8]" office:value-type="float" office:value="0.552488477162198" calcext:value-type="float">
            <text:p>0.552488477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[.A8]/10*0.5)" office:value-type="float" office:value="33" calcext:value-type="float">
            <text:p>33</text:p>
          </table:table-cell>
          <table:table-cell office:value-type="float" office:value="0.0196286" calcext:value-type="float">
            <text:p>0.0196286</text:p>
          </table:table-cell>
          <table:table-cell office:value-type="float" office:value="0.146942" calcext:value-type="float">
            <text:p>0.146942</text:p>
          </table:table-cell>
          <table:table-cell office:value-type="float" office:value="2.19584" calcext:value-type="float">
            <text:p>2.19584</text:p>
          </table:table-cell>
          <table:table-cell table:formula="of:=0.5/[.C8]" office:value-type="float" office:value="25.4730342459472" calcext:value-type="float">
            <text:p>25.4730342459</text:p>
          </table:table-cell>
          <table:table-cell table:formula="of:=0.5/[.D8]" office:value-type="float" office:value="3.40270310734848" calcext:value-type="float">
            <text:p>3.4027031073</text:p>
          </table:table-cell>
          <table:table-cell table:formula="of:=0.5/[.E8]" office:value-type="float" office:value="0.227703293500437" calcext:value-type="float">
            <text:p>0.2277032935</text:p>
          </table:table-cell>
          <table:table-cell table:formula="of:=MIN([.F8];[.G8];[.H8])" office:value-type="float" office:value="0.227703293500437" calcext:value-type="float">
            <text:p>0.2277032935</text:p>
          </table:table-cell>
          <table:table-cell table:formula="of:=[.J9]*[.A8]/[.A9]" office:value-type="float" office:value="0.368509814267186" calcext:value-type="float">
            <text:p>0.3685098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A9]/10*0.5)" office:value-type="float" office:value="25" calcext:value-type="float">
            <text:p>25</text:p>
          </table:table-cell>
          <table:table-cell office:value-type="float" office:value="0.0262342" calcext:value-type="float">
            <text:p>0.0262342</text:p>
          </table:table-cell>
          <table:table-cell office:value-type="float" office:value="0.200274" calcext:value-type="float">
            <text:p>0.200274</text:p>
          </table:table-cell>
          <table:table-cell office:value-type="float" office:value="2.37381" calcext:value-type="float">
            <text:p>2.37381</text:p>
          </table:table-cell>
          <table:table-cell table:formula="of:=0.5/[.C9]" office:value-type="float" office:value="19.0590908051322" calcext:value-type="float">
            <text:p>19.0590908051</text:p>
          </table:table-cell>
          <table:table-cell table:formula="of:=0.5/[.D9]" office:value-type="float" office:value="2.49657968583041" calcext:value-type="float">
            <text:p>2.4965796858</text:p>
          </table:table-cell>
          <table:table-cell table:formula="of:=0.5/[.E9]" office:value-type="float" office:value="0.210631853433931" calcext:value-type="float">
            <text:p>0.2106318534</text:p>
          </table:table-cell>
          <table:table-cell table:formula="of:=MIN([.F9];[.G9];[.H9])" office:value-type="float" office:value="0.210631853433931" calcext:value-type="float">
            <text:p>0.2106318534</text:p>
          </table:table-cell>
          <table:table-cell table:formula="of:=[.J10]*[.A9]/[.A10]" office:value-type="float" office:value="0.276244238581099" calcext:value-type="float">
            <text:p>0.276244238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A10]/10*0.5)" office:value-type="float" office:value="16" calcext:value-type="float">
            <text:p>16</text:p>
          </table:table-cell>
          <table:table-cell office:value-type="float" office:value="0.0394191" calcext:value-type="float">
            <text:p>0.0394191</text:p>
          </table:table-cell>
          <table:table-cell office:value-type="float" office:value="0.310014" calcext:value-type="float">
            <text:p>0.310014</text:p>
          </table:table-cell>
          <table:table-cell office:value-type="float" office:value="6.15056" calcext:value-type="float">
            <text:p>6.15056</text:p>
          </table:table-cell>
          <table:table-cell table:formula="of:=0.5/[.C10]" office:value-type="float" office:value="12.684206387259" calcext:value-type="float">
            <text:p>12.6842063873</text:p>
          </table:table-cell>
          <table:table-cell table:formula="of:=0.5/[.D10]" office:value-type="float" office:value="1.61283038830504" calcext:value-type="float">
            <text:p>1.6128303883</text:p>
          </table:table-cell>
          <table:table-cell table:formula="of:=0.5/[.E10]" office:value-type="float" office:value="0.0812934106813038" calcext:value-type="float">
            <text:p>0.0812934107</text:p>
          </table:table-cell>
          <table:table-cell table:formula="of:=MIN([.F10];[.G10];[.H10])" office:value-type="float" office:value="0.0812934106813038" calcext:value-type="float">
            <text:p>0.0812934107</text:p>
          </table:table-cell>
          <table:table-cell table:formula="of:=[.J11]*[.A10]/[.A11]" office:value-type="float" office:value="0.183978662895012" calcext:value-type="float">
            <text:p>0.18397866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A11]/10*0.5)" office:value-type="float" office:value="12" calcext:value-type="float">
            <text:p>12</text:p>
          </table:table-cell>
          <table:table-cell office:value-type="float" office:value="0.0525906" calcext:value-type="float">
            <text:p>0.0525906</text:p>
          </table:table-cell>
          <table:table-cell office:value-type="float" office:value="0.419076" calcext:value-type="float">
            <text:p>0.419076</text:p>
          </table:table-cell>
          <table:table-cell office:value-type="float" office:value="7.19051" calcext:value-type="float">
            <text:p>7.19051</text:p>
          </table:table-cell>
          <table:table-cell table:formula="of:=0.5/[.C11]" office:value-type="float" office:value="9.50740246355813" calcext:value-type="float">
            <text:p>9.5074024636</text:p>
          </table:table-cell>
          <table:table-cell table:formula="of:=0.5/[.D11]" office:value-type="float" office:value="1.19310101270414" calcext:value-type="float">
            <text:p>1.1931010127</text:p>
          </table:table-cell>
          <table:table-cell table:formula="of:=0.5/[.E11]" office:value-type="float" office:value="0.0695360968832531" calcext:value-type="float">
            <text:p>0.0695360969</text:p>
          </table:table-cell>
          <table:table-cell table:formula="of:=MIN([.F11];[.G11];[.H11])" office:value-type="float" office:value="0.0695360968832531" calcext:value-type="float">
            <text:p>0.0695360969</text:p>
          </table:table-cell>
          <table:table-cell table:formula="of:=[.I12]*[.A11]/[.A12]" office:value-type="float" office:value="0.13812211929055" calcext:value-type="float">
            <text:p>0.13812211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A12]/10*0.5)" office:value-type="float" office:value="6" calcext:value-type="float">
            <text:p>6</text:p>
          </table:table-cell>
          <table:table-cell office:value-type="float" office:value="0.105243" calcext:value-type="float">
            <text:p>0.105243</text:p>
          </table:table-cell>
          <table:table-cell office:value-type="float" office:value="0.859771" calcext:value-type="float">
            <text:p>0.859771</text:p>
          </table:table-cell>
          <table:table-cell office:value-type="float" office:value="7.23997" calcext:value-type="float">
            <text:p>7.23997</text:p>
          </table:table-cell>
          <table:table-cell table:formula="of:=0.5/[.C12]" office:value-type="float" office:value="4.75090979922655" calcext:value-type="float">
            <text:p>4.7509097992</text:p>
          </table:table-cell>
          <table:table-cell table:formula="of:=0.5/[.D12]" office:value-type="float" office:value="0.581550203484416" calcext:value-type="float">
            <text:p>0.5815502035</text:p>
          </table:table-cell>
          <table:table-cell table:formula="of:=0.5/[.E12]" office:value-type="float" office:value="0.0690610596452748" calcext:value-type="float">
            <text:p>0.0690610596</text:p>
          </table:table-cell>
          <table:table-cell table:formula="of:=MIN([.F12];[.G12];[.H12])" office:value-type="float" office:value="0.0690610596452748" calcext:value-type="float">
            <text:p>0.0690610596</text:p>
          </table:table-cell>
          <table:table-cell table:formula="of:=[.I12]" office:value-type="float" office:value="0.0690610596452748" calcext:value-type="float">
            <text:p>0.06906105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A13]/10*0.5)" office:value-type="float" office:value="5" calcext:value-type="float">
            <text:p>5</text:p>
          </table:table-cell>
          <table:table-cell office:value-type="float" office:value="0.131563" calcext:value-type="float">
            <text:p>0.131563</text:p>
          </table:table-cell>
          <table:table-cell office:value-type="float" office:value="1.06719" calcext:value-type="float">
            <text:p>1.06719</text:p>
          </table:table-cell>
          <table:table-cell/>
          <table:table-cell table:formula="of:=0.5/[.C13]" office:value-type="float" office:value="3.80046061582664" calcext:value-type="float">
            <text:p>3.8004606158</text:p>
          </table:table-cell>
          <table:table-cell table:formula="of:=0.5/[.D13]" office:value-type="float" office:value="0.468520132310085" calcext:value-type="float">
            <text:p>0.4685201323</text:p>
          </table:table-cell>
          <table:table-cell table:formula="of:=0.5/[.E13]" office:value-type="string" office:string-value="" calcext:value-type="error">
            <text:p>#DIV/0!</text:p>
          </table:table-cell>
          <table:table-cell table:formula="of:=MIN([.F13];[.G13];[.H13]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9:35:31.102327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7:46:23.175490403</meta:creation-date>
    <dc:date>2016-07-29T19:42:53.126981027</dc:date>
    <meta:editing-duration>PT18M1S</meta:editing-duration>
    <meta:editing-cycles>2</meta:editing-cycles>
    <meta:generator>LibreOffice/5.0.6.2$Linux_X86_64 LibreOffice_project/00m0$Build-2</meta:generator>
    <meta:document-statistic meta:table-count="1" meta:cell-count="118" meta:object-count="0"/>
  </office:meta>
</office:document-meta>
</file>